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T1" style:family="text">
      <style:text-properties officeooo:rsid="00147cf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7cf7"/>
    </style:style>
    <style:style style:name="T4" style:family="text">
      <style:text-properties fo:language="en" fo:country="US" officeooo:rsid="00157c2a"/>
    </style:style>
    <style:style style:name="T5" style:family="text">
      <style:text-properties fo:language="ru" fo:country="RU" officeooo:rsid="00147cf7"/>
    </style:style>
    <style:style style:name="T6" style:family="text">
      <style:text-properties officeooo:rsid="00157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I picked up a piece of wood lying near my hiding place. It was old and rough. I thought it could help me. I was mad at Heid for trying to hurt me but I stayed calm. I needed to know why and who sent him.</text:p>
      <text:p text:style-name="P1"><text:s/>I decided to follow Heid quietly. I crawled on the ground staying hidden. My ear hurt but I did<text:span text:style-name="T2"> </text:span><text:span text:style-name="T3">not</text:span><text:span text:style-name="T2"> </text:span>give up.</text:p>
      <text:p text:style-name="P1"><text:s/>Heid walked ahead not knowing I was there. I hid in bushes waiting for the right time. He looked worried.</text:p>
      <text:p text:style-name="P1">As I was gonna move a lady yelled loudly. I had to talk to Heid and ask why he hurt me. I got closer being careful not to make noise. My heart beat fast as I prepared to show myself.</text:p>
      <text:p text:style-name="P1"><text:s/>She told Heid to stop. Heid turned and looked surprised. They argued about their mission and loyalty. They both got tricked like me.</text:p>
      <text:p text:style-name="P1">I knew something big was happening. I didn't want to give up. I had to find out who was behind it all. The wood in my hand gave me strength.</text:p>
      <text:p text:style-name="P1">I took a deep breath and showed myself. Heid and the woman looked at me surprised. I pointed at Heid and asked: "Why did you hurt me? Who sent you?"</text:p>
      <text:p text:style-name="P1">I wanted to find the truth and solve the probl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6T00:02:04.608000000</meta:creation-date>
    <dc:date>2023-06-06T22:17:59.372000000</dc:date>
    <meta:editing-duration>PT6M53S</meta:editing-duration>
    <meta:editing-cycles>1</meta:editing-cycles>
    <meta:document-statistic meta:table-count="0" meta:image-count="0" meta:object-count="0" meta:page-count="1" meta:paragraph-count="8" meta:word-count="221" meta:character-count="1071" meta:non-whitespace-character-count="854"/>
    <meta:generator>LibreOffice/7.3.3.2$Windows_X86_64 LibreOffice_project/d1d0ea68f081ee2800a922cac8f79445e4603348</meta:generator>
  </office:meta>
</office:document-meta>
</file>